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db89" officeooo:paragraph-rsid="001ddb89"/>
    </style:style>
    <style:style style:name="T1" style:family="text">
      <style:text-properties officeooo:rsid="001f12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des ciclisme valencia:</text:p>
      <text:p text:style-name="P1"/>
      <text:p text:style-name="P1">- Bicicleta publica</text:p>
      <text:p text:style-name="P1">- EMD (PMUS o PMOME) OD dades</text:p>
      <text:p text:style-name="P1">- Comptadors (access), contatges manuals. <text:span text:style-name="T1">Mapes!</text:span></text:p>
      <text:p text:style-name="P1">- Seguritat viaria (accidentalitat)</text:p>
      <text:p text:style-name="P1">- Telefonia mobi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13:11:12.328875209</meta:creation-date>
    <meta:generator>LibreOffice/7.4.2.3$Linux_X86_64 LibreOffice_project/40$Build-3</meta:generator>
    <dc:date>2023-01-12T19:04:23.890126867</dc:date>
    <meta:editing-duration>PT1H13M25S</meta:editing-duration>
    <meta:editing-cycles>2</meta:editing-cycles>
    <meta:document-statistic meta:table-count="0" meta:image-count="0" meta:object-count="0" meta:page-count="1" meta:paragraph-count="6" meta:word-count="26" meta:character-count="172" meta:non-whitespace-character-count="152"/>
  </office:meta>
</office:document-meta>
</file>